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egoe U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0" table:default-cell-style-name="Default"/>
        <table:table-row table:style-name="ro1">
          <table:table-cell table:style-name="ce1"/>
          <table:table-cell office:value-type="string" calcext:value-type="string">
            <text:p>Baptiste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Prateek</text:p>
          </table:table-cell>
          <table:table-cell office:value-type="string" calcext:value-type="string">
            <text:p>Mikaïl</text:p>
          </table:table-cell>
          <table:table-cell office:value-type="string" calcext:value-type="string">
            <text:p>Dane</text:p>
          </table:table-cell>
          <table:table-cell/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v1</text:p>
          </table:table-cell>
        </table:table-row>
        <table:table-row table:style-name="ro1">
          <table:table-cell table:style-name="ce1" office:value-type="string" calcext:value-type="string">
            <text:p>GUI Applic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gramm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3]+[.C3]+[.G3]+[.D3]+[.E3]+[.F3])/6" office:value-type="float" office:value="27.5" calcext:value-type="float">
            <text:p>27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's 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]+[.C4]+[.G4]+[.D4]+[.E4]+[.F4])/6" office:value-type="float" office:value="5.5" calcext:value-type="float">
            <text:p>5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me replay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]+[.C5]+[.G5]+[.D5]+[.E5]+[.F5])/6" office:value-type="float" office:value="5.25" calcext:value-type="float">
            <text:p>5,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of repl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6]+[.C6]+[.G6]+[.D6]+[.E6]+[.F6])/6" office:value-type="float" office:value="1.75" calcext:value-type="float">
            <text:p>1,75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MCTS algorithm</text:p>
          </table:table-cell>
          <table:table-cell table:number-columns-repeated="7"/>
          <table:table-cell table:formula="of:=([.B8]+[.C8]+[.G8]+[.D8]+[.E8]+[.F8])/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TS general algorithm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,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9]+[.C9]+[.G9]+[.D9]+[.E9]+[.F9])/6" office:value-type="float" office:value="20.0833333333333" calcext:value-type="float">
            <text:p>20,08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of MCTS algorithm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10]+[.C10]+[.G10]+[.D10]+[.E10]+[.F10])/6" office:value-type="float" office:value="5.33333333333333" calcext:value-type="float">
            <text:p>5,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TS applied to TicTacTo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1]+[.C11]+[.G11]+[.D11]+[.E11]+[.F11])/6" office:value-type="float" office:value="7.83333333333333" calcext:value-type="float">
            <text:p>7,8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of MCTS algorithm on TicTacTo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12]+[.C12]+[.G12]+[.D12]+[.E12]+[.F12])/6" office:value-type="float" office:value="2.91666666666667" calcext:value-type="float">
            <text:p>2,91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TS applied to Connect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,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3]+[.C13]+[.G13]+[.D13]+[.E13]+[.F13])/6" office:value-type="float" office:value="9.25" calcext:value-type="float">
            <text:p>9,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of MCTS algorithm on Connect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14]+[.C14]+[.G14]+[.D14]+[.E14]+[.F14])/6" office:value-type="float" office:value="2.75" calcext:value-type="float">
            <text:p>2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TS <text:s/>applied to Arima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5]+[.C15]+[.G15]+[.D15]+[.E15]+[.F15])/6" office:value-type="float" office:value="13.1666666666667" calcext:value-type="float">
            <text:p>13,1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of MCTS algorithm on Arimaa versus human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16]+[.C16]+[.G16]+[.D16]+[.E16]+[.F16])/6" office:value-type="float" office:value="6.66666666666667" calcext:value-type="float">
            <text:p>6,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of MCTS algorithm on Arimaa versus other AI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17]+[.C17]+[.G17]+[.D17]+[.E17]+[.F17])/6" office:value-type="float" office:value="5.83333333333333" calcext:value-type="float">
            <text:p>5,8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MCTS with Boost library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8]+[.C18]+[.G18]+[.D18]+[.E18]+[.F18])/6" office:value-type="float" office:value="11.1666666666667" calcext:value-type="float">
            <text:p>11,1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of MTCS boo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19]+[.C19]+[.G19]+[.D19]+[.E19]+[.F19])/6" office:value-type="float" office:value="3.25" calcext:value-type="float">
            <text:p>3,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MCTS with memory management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20]+[.C20]+[.G20]+[.D20]+[.E20]+[.F20])/6" office:value-type="float" office:value="9.75" calcext:value-type="float">
            <text:p>9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of MCTS with memory managem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21]+[.C21]+[.G21]+[.D21]+[.E21]+[.F21])/6" office:value-type="float" office:value="4.25" calcext:value-type="float">
            <text:p>4,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TS time test (statistics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22]+[.C22]+[.G22]+[.D22]+[.E22]+[.F22])/6" office:value-type="float" office:value="3.58333333333333" calcext:value-type="float">
            <text:p>3,58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of MCTS tim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([.B23]+[.C23]+[.G23]+[.D23]+[.E23]+[.F23])/6" office:value-type="float" office:value="5.25" calcext:value-type="float">
            <text:p>5,25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Convert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mplement the conver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26]+[.C26]+[.G26]+[.D26]+[.E26]+[.F26])/6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the co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7]+[.C27]+[.G27]+[.D27]+[.E27]+[.F27])/6" office:value-type="float" office:value="2.66666666666667" calcext:value-type="float">
            <text:p>2,6666666667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paralleliz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mplement CPU parallelizati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30]+[.C30]+[.G30]+[.D30]+[.E30]+[.F30])/6" office:value-type="float" office:value="16.3333333333333" calcext:value-type="float">
            <text:p>16,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PU paralleliz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31]+[.C31]+[.G31]+[.D31]+[.E31]+[.F31])/6" office:value-type="float" office:value="6.66666666666667" calcext:value-type="float">
            <text:p>6,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cluster parallelization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32]+[.C32]+[.G32]+[.D32]+[.E32]+[.F32])/6" office:value-type="float" office:value="15.1666666666667" calcext:value-type="float">
            <text:p>15,1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luster paralleliz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33]+[.C33]+[.G33]+[.D33]+[.E33]+[.F33])/6" office:value-type="float" office:value="6.33333333333333" calcext:value-type="float">
            <text:p>6,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GPU parallelizati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34]+[.C34]+[.G34]+[.D34]+[.E34]+[.F34])/6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GPU paralleliz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35]+[.C35]+[.G35]+[.D35]+[.E35]+[.F35])/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s on Grid5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36]+[.C36]+[.G36]+[.D36]+[.E36]+[.F36])/6" office:value-type="float" office:value="6.66666666666667" calcext:value-type="float">
            <text:p>6,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s in depar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B37]+[.C37]+[.G37]+[.D37]+[.E37]+[.F37])/6" office:value-type="float" office:value="3.91666666666667" calcext:value-type="float">
            <text:p>3,9166666667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Reports and presentation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onception report first draf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B40]+[.C40]+[.G40]+[.D40]+[.E40]+[.F40])/6" office:value-type="float" office:value="19.1666666666667" calcext:value-type="float">
            <text:p>19,1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eption report last draf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41]+[.C41]+[.G41]+[.D41]+[.E41]+[.F41])/6" office:value-type="float" office:value="7.33333333333333" calcext:value-type="float">
            <text:p>7,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ML pag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B42]+[.C42]+[.G42]+[.D42]+[.E42]+[.F42])/6" office:value-type="float" office:value="10.6666666666667" calcext:value-type="float">
            <text:p>10,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ML page final vers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43]+[.C43]+[.G43]+[.D43]+[.E43]+[.F43])/6" office:value-type="float" office:value="4.16666666666667" calcext:value-type="float">
            <text:p>4,1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44]+[.C44]+[.G44]+[.D44]+[.E44]+[.F44])/6" office:value-type="float" office:value="8.66666666666667" calcext:value-type="float">
            <text:p>8,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ning assessment report first draf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B45]+[.C45]+[.G45]+[.D45]+[.E45]+[.F45])/6" office:value-type="float" office:value="14.8333333333333" calcext:value-type="float">
            <text:p>14,8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al report first draft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B46]+[.C46]+[.G46]+[.D46]+[.E46]+[.F46])/6" office:value-type="float" office:value="17.5" calcext:value-type="float">
            <text:p>17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ning assessment report last draf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47]+[.C47]+[.G47]+[.D47]+[.E47]+[.F47])/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al report last draf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48]+[.C48]+[.G48]+[.D48]+[.E48]+[.F48])/6" office:value-type="float" office:value="8.33333333333333" calcext:value-type="float">
            <text:p>8,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ject presentati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B49]+[.C49]+[.G49]+[.D49]+[.E49]+[.F49])/6" office:value-type="float" office:value="11.1666666666667" calcext:value-type="float">
            <text:p>11,1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tion of the CD of the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B50]+[.C50]+[.G50]+[.D50]+[.E50]+[.F50])/6" office:value-type="float" office:value="5.58333333333333" calcext:value-type="float">
            <text:p>5,58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monstr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51]+[.C51]+[.G51]+[.D51]+[.E51]+[.F51])/6" office:value-type="float" office:value="6.08333333333333" calcext:value-type="float">
            <text:p>6,08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3:21:03.2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12:45.728000000</meta:creation-date>
    <dc:date>2014-12-10T13:32:15</dc:date>
    <meta:editing-duration>PT51M17S</meta:editing-duration>
    <meta:editing-cycles>23</meta:editing-cycles>
    <meta:generator>LibreOffice/4.2.5.2$Windows_x86 LibreOffice_project/61cb170a04bb1f12e77c884eab9192be736ec5f5</meta:generator>
    <meta:document-statistic meta:table-count="1" meta:cell-count="339" meta:object-count="0"/>
  </office:meta>
</office:document-meta>
</file>